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UADROS ZAMORA, JULIO MARIN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Y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1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UADROS ZAMORA, JULIO MARIN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8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8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UBEN CO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2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1T16:23:2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